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f1e" officeooo:paragraph-rsid="0017df1e"/>
    </style:style>
    <style:style style:name="P2" style:family="paragraph" style:parent-style-name="Standard">
      <style:text-properties officeooo:rsid="00199a9f" officeooo:paragraph-rsid="00199a9f"/>
    </style:style>
    <style:style style:name="P3" style:family="paragraph" style:parent-style-name="Standard">
      <style:text-properties officeooo:rsid="001b5f0f" officeooo:paragraph-rsid="001c3842"/>
    </style:style>
    <style:style style:name="P4" style:family="paragraph" style:parent-style-name="Standard">
      <style:text-properties officeooo:rsid="001c3842" officeooo:paragraph-rsid="001c3842"/>
    </style:style>
    <style:style style:name="P5" style:family="paragraph" style:parent-style-name="Standard">
      <style:text-properties officeooo:rsid="001db64c" officeooo:paragraph-rsid="001db64c"/>
    </style:style>
    <style:style style:name="P6" style:family="paragraph" style:parent-style-name="Standard">
      <style:text-properties officeooo:rsid="001db64c" officeooo:paragraph-rsid="00210629"/>
    </style:style>
    <style:style style:name="P7" style:family="paragraph" style:parent-style-name="Standard">
      <style:text-properties officeooo:rsid="00210629" officeooo:paragraph-rsid="00210629"/>
    </style:style>
    <style:style style:name="P8" style:family="paragraph" style:parent-style-name="Standard">
      <style:text-properties officeooo:rsid="001c3842" officeooo:paragraph-rsid="001c3842"/>
    </style:style>
    <style:style style:name="P9" style:family="paragraph" style:parent-style-name="Standard">
      <style:text-properties officeooo:rsid="00210629" officeooo:paragraph-rsid="00210629"/>
    </style:style>
    <style:style style:name="P10" style:family="paragraph" style:parent-style-name="Standard">
      <style:text-properties officeooo:rsid="0022fb4b" officeooo:paragraph-rsid="001db64c"/>
    </style:style>
    <style:style style:name="P11" style:family="paragraph" style:parent-style-name="Standard">
      <style:text-properties officeooo:rsid="0022fb4b" officeooo:paragraph-rsid="0022fb4b"/>
    </style:style>
    <style:style style:name="P12" style:family="paragraph" style:parent-style-name="Standard">
      <style:text-properties officeooo:rsid="002485c0" officeooo:paragraph-rsid="002485c0"/>
    </style:style>
    <style:style style:name="T1" style:family="text">
      <style:text-properties officeooo:rsid="00199a9f"/>
    </style:style>
    <style:style style:name="T2" style:family="text">
      <style:text-properties officeooo:rsid="001c3842"/>
    </style:style>
    <style:style style:name="T3" style:family="text">
      <style:text-properties officeooo:rsid="00210629"/>
    </style:style>
    <style:style style:name="T4" style:family="text">
      <style:text-properties officeooo:rsid="0023c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Notes</text:p>
      <text:p text:style-name="P1"/>
      <text:p text:style-name="P1">Used a data file <text:span text:style-name="T1">"</text:span>day.csv<text:span text:style-name="T1">"</text:span> from repo.</text:p>
      <text:p text:style-name="P1"/>
      <text:p text:style-name="P1">Created <text:span text:style-name="T1">new </text:span>file <text:span text:style-name="T1">"universe.csv" </text:span>with dependent column by taking the median of the column "cnt" and labeling UP for any days with a value above the median and NOTUP for any others. This file is the data universe.</text:p>
      <text:p text:style-name="P1"/>
      <text:p text:style-name="P2">Create a training set by reading the data universe and taking every tenth row for a total of 73 records.</text:p>
      <text:p text:style-name="P2"/>
      <text:p text:style-name="P3">Ran svm against the training set<text:span text:style-name="T2">:</text:span></text:p>
      <text:p text:style-name="P4">- formula: ridersup ~ .</text:p>
      <text:p text:style-name="P4">- data: df</text:p>
      <text:p text:style-name="P4">- type: C-classification</text:p>
      <text:p text:style-name="P4">- cost: 1</text:p>
      <text:p text:style-name="P4">- kernel: linear</text:p>
      <text:p text:style-name="P4"/>
      <text:p text:style-name="P4">Result: 20 svm's</text:p>
      <text:p text:style-name="P6">Thoughts: </text:p>
      <text:p text:style-name="P6"><text:span text:style-name="T3">- </text:span>Seems like a high number. </text:p>
      <text:p text:style-name="P7">- Not linearly separable?</text:p>
      <text:p text:style-name="P7">- Ran for cost 0.5, 1, and 100. Same number of support vectors. No discernible difference.</text:p>
      <text:p text:style-name="P5"/>
      <text:p text:style-name="P5"/>
      <text:p text:style-name="P5"/>
      <text:p text:style-name="P10">3/31</text:p>
      <text:p text:style-name="P10"/>
      <text:p text:style-name="P11">runLinearKernel</text:p>
      <text:p text:style-name="P11"/>
      <text:p text:style-name="P11">Choosing to try up to <text:span text:style-name="T4">3</text:span> costs to find the be<text:span text:style-name="T4">st</text:span>.</text:p>
      <text:p text:style-name="P11"/>
      <text:p text:style-name="P12">[OBSERVATION] Using a small data set, algorithmic efficiency isn't vital. On large data sets, may have to trade additional errors for faster respo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9:37:35.367888000</meta:creation-date>
    <dc:date>2016-03-31T10:19:00.381189000</dc:date>
    <meta:editing-duration>PT2H55M58S</meta:editing-duration>
    <meta:editing-cycles>12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19" meta:word-count="156" meta:character-count="865" meta:non-whitespace-character-count="726"/>
  </office:meta>
</office:document-meta>
</file>